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T1" style:family="text">
      <style:text-properties style:font-name="Courier New" fo:font-size="10pt" fo:language="en" fo:country="GB" style:font-size-asian="10pt" style:font-size-complex="10pt"/>
    </style:style>
    <style:style style:name="fr1" style:family="graphic" style:parent-style-name="Frame">
      <style:graphic-properties fo:margin-left="0.0791in" fo:margin-right="0.0791in" fo:margin-top="0.0799in" fo:margin-bottom="0.2in" style:wrap="none" style:vertical-pos="from-top" style:vertical-rel="paragraph" style:horizontal-pos="from-left" style:horizontal-rel="paragraph" fo:background-color="#e6e6e6" style:background-transparency="50%" fo:padding="0.0591in" fo:border="0.0008in solid #cccccc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0791in" fo:margin-right="0.0791in" fo:margin-top="0.0799in" fo:margin-bottom="0.2in" style:wrap="none" style:vertical-pos="top" style:vertical-rel="paragraph-content" style:horizontal-pos="center" style:horizontal-rel="paragraph-content" fo:background-color="#e6e6e6" style:background-transparency="50%" fo:padding="0.0591in" fo:border="0.0008in solid #cccccc" style:shadow="none">
        <style:background-image/>
        <style:columns fo:column-count="1" fo:column-gap="0in"/>
      </style:graphic-properties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style:style style:name="Rbullet">
      <text:list-level-style-bullet text:level="1" text:style-name="Bullet_20_Symbols" style:num-suffix="." text:bullet-char="●"/>
      <style:list-level-properties text:space-before="0.25in" text:min-label-width="0.25in"/>
    </style:style>
    <style:style style:parent-style-name="Standard" style:name="OdfPageBreak" style:family="paragraph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TTTEEESSSTTT</text:p>
      <text:p text:style-name="Standard"><draw:frame draw:style-name="fr1" draw:name="Frame2" text:anchor-type="paragraph" svg:x="0.1193in" svg:y="0.1228in" svg:width="6.9063in" style:rel-width="95%" draw:z-index="0"><draw:text-box fo:min-height="0.2in">

<text:p text:style-name="ttRed">&gt;  library(FLCore)</text:p>

<text:p text:style-name="ttRed">&gt;  library(FLXSA)</text:p>

<text:p text:style-name="ttRed">&gt;  data(ple4)</text:p>
</draw:text-box></draw:frame>USUAL</text:p>
      <text:p text:style-name="Standard"><draw:frame draw:style-name="fr2" draw:name="Frame3" text:anchor-type="paragraph" svg:width="6.9071in" style:rel-width="95%" draw:z-index="1"><draw:text-box fo:min-height="0.2in">

<text:p text:style-name="ttRed">&gt;  amin &lt;- 1</text:p>

<text:p text:style-name="ttRed">&gt;  amax &lt;- 10</text:p>

<text:p text:style-name="ttRed">&gt;  ymin &lt;- 1999</text:p>

<text:p text:style-name="ttRed">&gt;  ymax &lt;- 2008</text:p>

<text:p text:style-name="ttRed">&gt;  startf &lt;- 0.5</text:p>

<text:p text:style-name="ttRed">&gt;  endf &lt;- 0.6</text:p>

<text:p text:style-name="ttRed">&gt;  tmp.n &lt;- trim(stock.n(ple4) * exp(-mean(c(startf, endf)) * (harvest(ple4) + </text:p>

+ <text:p text:style-name="ttRed">+  <text:s text:c="4"/>m(ple4))), year = ymin:ymax, age = amin:amax)</text:p>

<text:p text:style-name="ttRed">&gt;  cv.min &lt;- 0.25</text:p>

<text:p text:style-name="ttRed">&gt;  cv.max &lt;- 0.35</text:p>

<text:p text:style-name="ttRed">&gt;  cv.age &lt;- seq(cv.min, cv.max, length = length(amin:amax))</text:p>

<text:p text:style-name="ttRed">&gt;  cv.flq &lt;- FLQuant(cv.age, dimnames = dimnames(catch.n(ple4)))</text:p>
</draw:text-box></draw:frame>KEEP.SOURCE=t</text:p>
      <text:p text:style-name="Standard"><draw:frame draw:style-name="fr2" draw:name="Frame1" text:anchor-type="paragraph" svg:width="6.9071in" style:rel-width="95%" draw:z-index="2"><draw:text-box fo:min-height="0.2in">

<text:p text:style-name="ttRed">&gt;  amin &lt;- 1</text:p>

<text:p text:style-name="ttRed">&gt;  amax &lt;- 10</text:p>

<text:p text:style-name="ttRed">&gt;  ymin &lt;- 1999</text:p>

<text:p text:style-name="ttRed">&gt;  ymax &lt;- 2008</text:p>

<text:p text:style-name="ttRed">&gt;  startf &lt;- 0.5</text:p>

<text:p text:style-name="ttRed">&gt;  endf &lt;- 0.6</text:p>

<text:p text:style-name="ttRed">&gt;  tmp.n &lt;- trim(stock.n(ple4) * exp(-mean(c(startf, endf)) * (harvest(ple4) + </text:p>

+ <text:p text:style-name="ttRed">+  <text:s text:c="4"/>m(ple4))), year = ymin:ymax, age = amin:amax)</text:p>

<text:p text:style-name="ttRed">&gt;  cv.min &lt;- 0.25</text:p>

<text:p text:style-name="ttRed">&gt;  cv.max &lt;- 0.35</text:p>

<text:p text:style-name="ttRed">&gt;  cv.age &lt;- seq(cv.min, cv.max, length = length(amin:amax))</text:p>

<text:p text:style-name="ttRed">&gt;  cv.flq &lt;- FLQuant(cv.age, dimnames = dimnames(catch.n(ple4)))</text:p>
</draw:text-box></draw:frame><text:soft-page-break/>RESULTS=hide</text:p>
      <text:p text:style-name="Standard"><draw:frame draw:style-name="fr2" draw:name="Frame4" text:anchor-type="paragraph" svg:width="6.9071in" style:rel-width="95%" draw:z-index="3"><draw:text-box fo:min-height="0.2in">

<text:p text:style-name="ttRed">&gt;  amin &lt;- 1</text:p>

<text:p text:style-name="ttRed">&gt;  amax &lt;- 10</text:p>

<text:p text:style-name="ttRed">&gt;  ymin &lt;- 1999</text:p>

<text:p text:style-name="ttRed">&gt;  ymax &lt;- 2008</text:p>

<text:p text:style-name="ttRed">&gt;  startf &lt;- 0.5</text:p>

<text:p text:style-name="ttRed">&gt;  endf &lt;- 0.6</text:p>

<text:p text:style-name="ttRed">&gt;  tmp.n &lt;- trim(stock.n(ple4) * exp(-mean(c(startf, endf)) * (harvest(ple4) + </text:p>

+ <text:p text:style-name="ttRed">+  <text:s text:c="4"/>m(ple4))), year = ymin:ymax, age = amin:amax)</text:p>

<text:p text:style-name="ttRed">&gt;  cv.min &lt;- 0.25</text:p>

<text:p text:style-name="ttRed">&gt;  cv.max &lt;- 0.35</text:p>

<text:p text:style-name="ttRed">&gt;  cv.age &lt;- seq(cv.min, cv.max, length = length(amin:amax))</text:p>

<text:p text:style-name="ttRed">&gt;  cv.flq &lt;- FLQuant(cv.age, dimnames = dimnames(catch.n(ple4)))</text:p>
</draw:text-box></draw:frame>BOTH</text:p>
      <text:p text:style-name="Standard"><draw:frame draw:style-name="fr2" draw:name="Frame5" text:anchor-type="paragraph" svg:width="6.9071in" style:rel-width="95%" draw:z-index="4"><draw:text-box fo:min-height="0.2in">

<text:p text:style-name="ttRed">&gt;  amin &lt;- 1</text:p>

<text:p text:style-name="ttRed">&gt;  amax &lt;- 10</text:p>

<text:p text:style-name="ttRed">&gt;  ymin &lt;- 1999</text:p>

<text:p text:style-name="ttRed">&gt;  ymax &lt;- 2008</text:p>

<text:p text:style-name="ttRed">&gt;  startf &lt;- 0.5</text:p>

<text:p text:style-name="ttRed">&gt;  endf &lt;- 0.6</text:p>

<text:p text:style-name="ttRed">&gt;  tmp.n &lt;- trim(stock.n(ple4) * exp(-mean(c(startf, endf)) * (harvest(ple4) + </text:p>

+ <text:p text:style-name="ttRed">+  <text:s text:c="4"/>m(ple4))), year = ymin:ymax, age = amin:amax)</text:p>

<text:p text:style-name="ttRed">&gt;  cv.min &lt;- 0.25</text:p>

<text:p text:style-name="ttRed">&gt;  cv.max &lt;- 0.35</text:p>

<text:p text:style-name="ttRed">&gt;  cv.age &lt;- seq(cv.min, cv.max, length = length(amin:amax))</text:p>

<text:p text:style-name="ttRed">&gt;  cv.flq &lt;- FLQuant(cv.age, dimnames = dimnames(catch.n(ple4)))</text:p>
</draw:text-box></draw:frame><text:soft-page-break/>PRINT=true</text:p>
      <text:p text:style-name="Standard"><draw:frame draw:style-name="fr2" draw:name="Frame6" text:anchor-type="paragraph" svg:width="6.9071in" style:rel-width="95%" draw:z-index="5"><draw:text-box fo:min-height="0.2in">

<text:p text:style-name="ttRed">&gt;  amin &lt;- 1</text:p>
<text:p text:style-name="ttBlue">[1] 1</text:p>

<text:p text:style-name="ttRed">&gt;  amax &lt;- 10</text:p>
<text:p text:style-name="ttBlue">[1] 10</text:p>

<text:p text:style-name="ttRed">&gt;  ymin &lt;- 1999</text:p>
<text:p text:style-name="ttBlue">[1] 1999</text:p>

<text:p text:style-name="ttRed">&gt;  ymax &lt;- 2008</text:p>
<text:p text:style-name="ttBlue">[1] 2008</text:p>

<text:p text:style-name="ttRed">&gt;  startf &lt;- 0.5</text:p>
<text:p text:style-name="ttBlue">[1] 0.5</text:p>

<text:p text:style-name="ttRed">&gt;  endf &lt;- 0.6</text:p>
<text:p text:style-name="ttBlue">[1] 0.6</text:p>

<text:p text:style-name="ttRed">&gt;  tmp.n &lt;- trim(stock.n(ple4) * exp(-mean(c(startf, endf)) * (harvest(ple4) + </text:p>

+ <text:p text:style-name="ttRed">+  <text:s text:c="4"/>m(ple4))), year = ymin:ymax, age = amin:amax)</text:p>
<text:p text:style-name="ttBlue">An object of class "FLQuant"</text:p>

<text:p text:style-name="ttBlue">, , unit = unique, season = all, area = unique</text:p>

<text:p text:style-name="ttBlue"/>

<text:p text:style-name="ttBlue"><text:s text:c="4"/>year</text:p>

<text:p text:style-name="ttBlue">age<text:s text:c="2"/>1999<text:s text:c="7"/>2000<text:s text:c="7"/>2001<text:s text:c="7"/>2002<text:s text:c="7"/>2003<text:s text:c="7"/>2004<text:s text:c="6"/></text:p>

<text:p text:style-name="ttBlue"><text:s text:c="2"/>1<text:s text:c="3"/>719416.60<text:s text:c="2"/>818101.92<text:s text:c="2"/>469724.42 1347347.21<text:s text:c="2"/>439583.27<text:s text:c="2"/>962465.05</text:p>

<text:p text:style-name="ttBlue"><text:s text:c="2"/>2<text:s text:c="3"/>429917.97<text:s text:c="2"/>490435.84<text:s text:c="2"/>448416.36<text:s text:c="2"/>290198.33<text:s text:c="2"/>746298.60<text:s text:c="2"/>250112.68</text:p>

<text:p text:style-name="ttBlue"><text:s text:c="2"/>3<text:s text:c="3"/>679117.04<text:s text:c="2"/>258468.35<text:s text:c="2"/>214945.55<text:s text:c="2"/>196889.81<text:s text:c="2"/>133084.09<text:s text:c="2"/>354218.18</text:p>

<text:p text:style-name="ttBlue"><text:s text:c="2"/>4<text:s text:c="4"/>65607.79<text:s text:c="2"/>336653.57<text:s text:c="2"/>118435.37<text:s text:c="3"/>84309.85<text:s text:c="3"/>89003.60<text:s text:c="3"/>59998.57</text:p>

<text:p text:style-name="ttBlue"><text:s text:c="2"/>5<text:s text:c="4"/>28772.57<text:s text:c="3"/>23170.79<text:s text:c="2"/>131389.03<text:s text:c="3"/>44870.37<text:s text:c="3"/>35707.41<text:s text:c="3"/>44646.22</text:p>

<text:p text:style-name="ttBlue"><text:s text:c="2"/>6<text:s text:c="5"/>8256.24<text:s text:c="3"/>12093.30<text:s text:c="3"/>11086.28<text:s text:c="3"/>51394.41<text:s text:c="3"/>17591.94<text:s text:c="3"/>14985.68</text:p>

<text:p text:style-name="ttBlue"><text:s text:c="2"/>7<text:s text:c="5"/>3817.25<text:s text:c="4"/>3774.41<text:s text:c="4"/>4924.37<text:s text:c="4"/>4487.58<text:s text:c="3"/>18345.95<text:s text:c="4"/>7801.51</text:p>

<text:p text:style-name="ttBlue"><text:s text:c="2"/>8<text:s text:c="5"/>2712.70<text:s text:c="4"/>1787.55<text:s text:c="4"/>1907.54<text:s text:c="4"/>1887.25<text:s text:c="4"/>1566.05<text:s text:c="4"/>7238.79</text:p>

<text:p text:style-name="ttBlue"><text:s text:c="2"/>9<text:s text:c="5"/>1394.72<text:s text:c="4"/>1131.31<text:s text:c="5"/>810.20<text:s text:c="5"/>861.43<text:s text:c="5"/>732.12<text:s text:c="5"/>673.58</text:p>

<text:p text:style-name="ttBlue"><text:s text:c="2"/>10<text:s text:c="4"/>2812.12<text:s text:c="4"/>2506.67<text:s text:c="4"/>2917.80<text:s text:c="4"/>1828.40<text:s text:c="5"/>960.59<text:s text:c="5"/>878.23</text:p>

<text:p text:style-name="ttBlue"><text:s text:c="4"/>year</text:p>

<text:p text:style-name="ttBlue">age<text:s text:c="2"/>2005<text:s text:c="7"/>2006<text:s text:c="7"/>2007<text:s text:c="7"/>2008<text:s text:c="6"/></text:p>

<text:p text:style-name="ttBlue"><text:s text:c="2"/>1<text:s text:c="3"/>621504.10<text:s text:c="2"/>646294.79<text:s text:c="2"/>854644.29<text:s text:c="2"/>721476.60</text:p>

<text:p text:style-name="ttBlue"><text:s text:c="2"/>2<text:s text:c="3"/>571175.60<text:s text:c="2"/>373020.82<text:s text:c="2"/>364759.80<text:s text:c="2"/>584017.40</text:p>

<text:p text:style-name="ttBlue"><text:s text:c="2"/>3<text:s text:c="3"/>119350.92<text:s text:c="2"/>289672.25<text:s text:c="2"/>189926.03<text:s text:c="2"/>205930.74</text:p>

<text:p text:style-name="ttBlue"><text:s text:c="2"/>4<text:s text:c="3"/>182039.35<text:s text:c="3"/>61251.87<text:s text:c="2"/>167499.73<text:s text:c="2"/>108624.36</text:p>

<text:p text:style-name="ttBlue"><text:s text:c="2"/>5<text:s text:c="4"/>26044.49<text:s text:c="2"/>101760.11<text:s text:c="3"/>33149.40<text:s text:c="2"/>111834.32</text:p>

<text:p text:style-name="ttBlue"><text:s text:c="2"/>6<text:s text:c="4"/>22807.53<text:s text:c="3"/>12327.85<text:s text:c="3"/>61367.99<text:s text:c="3"/>20580.47</text:p>

<text:p text:style-name="ttBlue"><text:s text:c="2"/>7<text:s text:c="5"/>6222.24<text:s text:c="3"/>11966.37<text:s text:c="4"/>7171.42<text:s text:c="3"/>37387.96</text:p>

<text:p text:style-name="ttBlue"><text:s text:c="2"/>8<text:s text:c="5"/>3776.28<text:s text:c="4"/>2434.72<text:s text:c="4"/>6666.97<text:s text:c="4"/>4443.03</text:p>

<text:p text:style-name="ttBlue"><text:s text:c="2"/>9<text:s text:c="5"/>3629.14<text:s text:c="4"/>1770.40<text:s text:c="4"/>1173.60<text:s text:c="4"/>4426.20</text:p>

<text:p text:style-name="ttBlue"><text:s text:c="2"/>10<text:s text:c="5"/>995.51<text:s text:c="4"/>1879.76<text:s text:c="4"/>2709.92<text:s text:c="4"/>5883.03</text:p>

<text:p text:style-name="ttBlue"/>

<text:p text:style-name="ttBlue">units:<text:s text:c="2"/>thousands f NA </text:p>

<text:p text:style-name="ttRed">&gt;  cv.min &lt;- 0.25</text:p>
<text:p text:style-name="ttBlue">[1] 0.25</text:p>

<text:p text:style-name="ttRed">&gt;  cv.max &lt;- 0.35</text:p>
<text:p text:style-name="ttBlue">[1] 0.35</text:p>

<text:p text:style-name="ttRed">&gt;  cv.age &lt;- seq(cv.min, cv.max, length = length(amin:amax))</text:p>
<text:p text:style-name="ttBlue"> [1] 0.2500000 0.2611111 0.2722222 0.2833333 0.2944444 0.3055556 0.3166667</text:p>

<text:p text:style-name="ttBlue"> [8] 0.3277778 0.3388889 0.3500000</text:p>

<text:p text:style-name="ttRed">&gt;  cv.flq &lt;- FLQuant(cv.age, dimnames = dimnames(catch.n(ple4)))</text:p>
<text:p text:style-name="ttBlue">An object of class "FLQuant"</text:p>

<text:p text:style-name="ttBlue">, , unit = unique, season = all, area = unique</text:p>

<text:p text:style-name="ttBlue"/>

<text:p text:style-name="ttBlue"><text:s text:c="4"/>year</text:p>

<text:p text:style-name="ttBlue">age<text:s text:c="2"/>1957<text:s text:c="4"/>1958<text:s text:c="4"/>1959<text:s text:c="4"/>1960<text:s text:c="4"/>1961<text:s text:c="4"/>1962<text:s text:c="4"/>1963<text:s text:c="4"/>1964<text:s text:c="4"/>1965<text:s text:c="3"/></text:p>

<text:p text:style-name="ttBlue"><text:s text:c="2"/>1<text:s text:c="2"/>0.25000 0.25000 0.25000 0.25000 0.25000 0.25000 0.25000 0.25000 0.25000</text:p>

<text:p text:style-name="ttBlue"><text:s text:c="2"/>2<text:s text:c="2"/>0.26111 0.26111 0.26111 0.26111 0.26111 0.26111 0.26111 0.26111 0.26111</text:p>

<text:p text:style-name="ttBlue"><text:s text:c="2"/>3<text:s text:c="2"/>0.27222 0.27222 0.27222 0.27222 0.27222 0.27222 0.27222 0.27222 0.27222</text:p>

<text:p text:style-name="ttBlue"><text:s text:c="2"/>4<text:s text:c="2"/>0.28333 0.28333 0.28333 0.28333 0.28333 0.28333 0.28333 0.28333 0.28333</text:p>

<text:p text:style-name="ttBlue"><text:s text:c="2"/>5<text:s text:c="2"/>0.29444 0.29444 0.29444 0.29444 0.29444 0.29444 0.29444 0.29444 0.29444</text:p>

<text:p text:style-name="ttBlue"><text:s text:c="2"/>6<text:s text:c="2"/>0.30556 0.30556 0.30556 0.30556 0.30556 0.30556 0.30556 0.30556 0.30556</text:p>

<text:p text:style-name="ttBlue"><text:s text:c="2"/>7<text:s text:c="2"/>0.31667 0.31667 0.31667 0.31667 0.31667 0.31667 0.31667 0.31667 0.31667</text:p>

<text:p text:style-name="ttBlue"><text:s text:c="2"/>8<text:s text:c="2"/>0.32778 0.32778 0.32778 0.32778 0.32778 0.32778 0.32778 0.32778 0.32778</text:p>

<text:p text:style-name="ttBlue"><text:s text:c="2"/>9<text:s text:c="2"/>0.33889 0.33889 0.33889 0.33889 0.33889 0.33889 0.33889 0.33889 0.33889</text:p>

<text:p text:style-name="ttBlue"><text:s text:c="2"/>10 0.35000 0.35000 0.35000 0.35000 0.35000 0.35000 0.35000 0.35000 0.35000</text:p>

<text:p text:style-name="ttBlue"><text:s text:c="4"/>year</text:p>

<text:p text:style-name="ttBlue">age<text:s text:c="2"/>1966<text:s text:c="4"/>1967<text:s text:c="4"/>1968<text:s text:c="4"/>1969<text:s text:c="4"/>1970<text:s text:c="4"/>1971<text:s text:c="4"/>1972<text:s text:c="4"/>1973<text:s text:c="4"/>1974<text:s text:c="3"/></text:p>

<text:p text:style-name="ttBlue"><text:s text:c="2"/>1<text:s text:c="2"/>0.25000 0.25000 0.25000 0.25000 0.25000 0.25000 0.25000 0.25000 0.25000</text:p>

<text:p text:style-name="ttBlue"><text:s text:c="2"/>2<text:s text:c="2"/>0.26111 0.26111 0.26111 0.26111 0.26111 0.26111 0.26111 0.26111 0.26111</text:p>

<text:p text:style-name="ttBlue"><text:s text:c="2"/>3<text:s text:c="2"/>0.27222 0.27222 0.27222 0.27222 0.27222 0.27222 0.27222 0.27222 0.27222</text:p>

<text:p text:style-name="ttBlue"><text:s text:c="2"/>4<text:s text:c="2"/>0.28333 0.28333 0.28333 0.28333 0.28333 0.28333 0.28333 0.28333 0.28333</text:p>

<text:p text:style-name="ttBlue"><text:s text:c="2"/>5<text:s text:c="2"/>0.29444 0.29444 0.29444 0.29444 0.29444 0.29444 0.29444 0.29444 0.29444</text:p>

<text:p text:style-name="ttBlue"><text:s text:c="2"/>6<text:s text:c="2"/>0.30556 0.30556 0.30556 0.30556 0.30556 0.30556 0.30556 0.30556 0.30556</text:p>

<text:p text:style-name="ttBlue"><text:s text:c="2"/>7<text:s text:c="2"/>0.31667 0.31667 0.31667 0.31667 0.31667 0.31667 0.31667 0.31667 0.31667</text:p>

<text:p text:style-name="ttBlue"><text:s text:c="2"/>8<text:s text:c="2"/>0.32778 0.32778 0.32778 0.32778 0.32778 0.32778 0.32778 0.32778 0.32778</text:p>

<text:p text:style-name="ttBlue"><text:s text:c="2"/>9<text:s text:c="2"/>0.33889 0.33889 0.33889 0.33889 0.33889 0.33889 0.33889 0.33889 0.33889</text:p>

<text:p text:style-name="ttBlue"><text:s text:c="2"/>10 0.35000 0.35000 0.35000 0.35000 0.35000 0.35000 0.35000 0.35000 0.35000</text:p>

<text:p text:style-name="ttBlue"><text:s text:c="4"/>year</text:p>

<text:p text:style-name="ttBlue">age<text:s text:c="2"/>1975<text:s text:c="4"/>1976<text:s text:c="4"/>1977<text:s text:c="4"/>1978<text:s text:c="4"/>1979<text:s text:c="4"/>1980<text:s text:c="4"/>1981<text:s text:c="4"/>1982<text:s text:c="4"/>1983<text:s text:c="3"/></text:p>

<text:p text:style-name="ttBlue"><text:s text:c="2"/>1<text:s text:c="2"/>0.25000 0.25000 0.25000 0.25000 0.25000 0.25000 0.25000 0.25000 0.25000</text:p>

<text:p text:style-name="ttBlue"><text:s text:c="2"/>2<text:s text:c="2"/>0.26111 0.26111 0.26111 0.26111 0.26111 0.26111 0.26111 0.26111 0.26111</text:p>

<text:p text:style-name="ttBlue"><text:s text:c="2"/>3<text:s text:c="2"/>0.27222 0.27222 0.27222 0.27222 0.27222 0.27222 0.27222 0.27222 0.27222</text:p>

<text:p text:style-name="ttBlue"><text:s text:c="2"/>4<text:s text:c="2"/>0.28333 0.28333 0.28333 0.28333 0.28333 0.28333 0.28333 0.28333 0.28333</text:p>

<text:p text:style-name="ttBlue"><text:s text:c="2"/>5<text:s text:c="2"/>0.29444 0.29444 0.29444 0.29444 0.29444 0.29444 0.29444 0.29444 0.29444</text:p>

<text:p text:style-name="ttBlue"><text:s text:c="2"/>6<text:s text:c="2"/>0.30556 0.30556 0.30556 0.30556 0.30556 0.30556 0.30556 0.30556 0.30556</text:p>

<text:p text:style-name="ttBlue"><text:s text:c="2"/>7<text:s text:c="2"/>0.31667 0.31667 0.31667 0.31667 0.31667 0.31667 0.31667 0.31667 0.31667</text:p>

<text:p text:style-name="ttBlue"><text:s text:c="2"/>8<text:s text:c="2"/>0.32778 0.32778 0.32778 0.32778 0.32778 0.32778 0.32778 0.32778 0.32778</text:p>

<text:p text:style-name="ttBlue"><text:s text:c="2"/>9<text:s text:c="2"/>0.33889 0.33889 0.33889 0.33889 0.33889 0.33889 0.33889 0.33889 0.33889</text:p>

<text:p text:style-name="ttBlue"><text:s text:c="2"/>10 0.35000 0.35000 0.35000 0.35000 0.35000 0.35000 0.35000 0.35000 0.35000</text:p>

<text:p text:style-name="ttBlue"><text:s text:c="4"/>year</text:p>

<text:p text:style-name="ttBlue">age<text:s text:c="2"/>1984<text:s text:c="4"/>1985<text:s text:c="4"/>1986<text:s text:c="4"/>1987<text:s text:c="4"/>1988<text:s text:c="4"/>1989<text:s text:c="4"/>1990<text:s text:c="4"/>1991<text:s text:c="4"/>1992<text:s text:c="3"/></text:p>

<text:p text:style-name="ttBlue"><text:s text:c="2"/>1<text:s text:c="2"/>0.25000 0.25000 0.25000 0.25000 0.25000 0.25000 0.25000 0.25000 0.25000</text:p>

<text:p text:style-name="ttBlue"><text:s text:c="2"/>2<text:s text:c="2"/>0.26111 0.26111 0.26111 0.26111 0.26111 0.26111 0.26111 0.26111 0.26111</text:p>

<text:p text:style-name="ttBlue"><text:s text:c="2"/>3<text:s text:c="2"/>0.27222 0.27222 0.27222 0.27222 0.27222 0.27222 0.27222 0.27222 0.27222</text:p>

<text:p text:style-name="ttBlue"><text:s text:c="2"/>4<text:s text:c="2"/>0.28333 0.28333 0.28333 0.28333 0.28333 0.28333 0.28333 0.28333 0.28333</text:p>

<text:p text:style-name="ttBlue"><text:s text:c="2"/>5<text:s text:c="2"/>0.29444 0.29444 0.29444 0.29444 0.29444 0.29444 0.29444 0.29444 0.29444</text:p>

<text:p text:style-name="ttBlue"><text:s text:c="2"/>6<text:s text:c="2"/>0.30556 0.30556 0.30556 0.30556 0.30556 0.30556 0.30556 0.30556 0.30556</text:p>

<text:p text:style-name="ttBlue"><text:s text:c="2"/>7<text:s text:c="2"/>0.31667 0.31667 0.31667 0.31667 0.31667 0.31667 0.31667 0.31667 0.31667</text:p>

<text:p text:style-name="ttBlue"><text:s text:c="2"/>8<text:s text:c="2"/>0.32778 0.32778 0.32778 0.32778 0.32778 0.32778 0.32778 0.32778 0.32778</text:p>

<text:p text:style-name="ttBlue"><text:s text:c="2"/>9<text:s text:c="2"/>0.33889 0.33889 0.33889 0.33889 0.33889 0.33889 0.33889 0.33889 0.33889</text:p>

<text:p text:style-name="ttBlue"><text:s text:c="2"/>10 0.35000 0.35000 0.35000 0.35000 0.35000 0.35000 0.35000 0.35000 0.35000</text:p>

<text:p text:style-name="ttBlue"><text:s text:c="4"/>year</text:p>

<text:p text:style-name="ttBlue">age<text:s text:c="2"/>1993<text:s text:c="4"/>1994<text:s text:c="4"/>1995<text:s text:c="4"/>1996<text:s text:c="4"/>1997<text:s text:c="4"/>1998<text:s text:c="4"/>1999<text:s text:c="4"/>2000<text:s text:c="4"/>2001<text:s text:c="3"/></text:p>

<text:p text:style-name="ttBlue"><text:s text:c="2"/>1<text:s text:c="2"/>0.25000 0.25000 0.25000 0.25000 0.25000 0.25000 0.25000 0.25000 0.25000</text:p>

<text:p text:style-name="ttBlue"><text:s text:c="2"/>2<text:s text:c="2"/>0.26111 0.26111 0.26111 0.26111 0.26111 0.26111 0.26111 0.26111 0.26111</text:p>

<text:p text:style-name="ttBlue"><text:s text:c="2"/>3<text:s text:c="2"/>0.27222 0.27222 0.27222 0.27222 0.27222 0.27222 0.27222 0.27222 0.27222</text:p>

<text:p text:style-name="ttBlue"><text:s text:c="2"/>4<text:s text:c="2"/>0.28333 0.28333 0.28333 0.28333 0.28333 0.28333 0.28333 0.28333 0.28333</text:p>

<text:p text:style-name="ttBlue"><text:s text:c="2"/>5<text:s text:c="2"/>0.29444 0.29444 0.29444 0.29444 0.29444 0.29444 0.29444 0.29444 0.29444</text:p>

<text:p text:style-name="ttBlue"><text:s text:c="2"/>6<text:s text:c="2"/>0.30556 0.30556 0.30556 0.30556 0.30556 0.30556 0.30556 0.30556 0.30556</text:p>

<text:p text:style-name="ttBlue"><text:s text:c="2"/>7<text:s text:c="2"/>0.31667 0.31667 0.31667 0.31667 0.31667 0.31667 0.31667 0.31667 0.31667</text:p>

<text:p text:style-name="ttBlue"><text:s text:c="2"/>8<text:s text:c="2"/>0.32778 0.32778 0.32778 0.32778 0.32778 0.32778 0.32778 0.32778 0.32778</text:p>

<text:p text:style-name="ttBlue"><text:s text:c="2"/>9<text:s text:c="2"/>0.33889 0.33889 0.33889 0.33889 0.33889 0.33889 0.33889 0.33889 0.33889</text:p>

<text:p text:style-name="ttBlue"><text:s text:c="2"/>10 0.35000 0.35000 0.35000 0.35000 0.35000 0.35000 0.35000 0.35000 0.35000</text:p>

<text:p text:style-name="ttBlue"><text:s text:c="4"/>year</text:p>

<text:p text:style-name="ttBlue">age<text:s text:c="2"/>2002<text:s text:c="4"/>2003<text:s text:c="4"/>2004<text:s text:c="4"/>2005<text:s text:c="4"/>2006<text:s text:c="4"/>2007<text:s text:c="4"/>2008<text:s text:c="3"/></text:p>

<text:p text:style-name="ttBlue"><text:s text:c="2"/>1<text:s text:c="2"/>0.25000 0.25000 0.25000 0.25000 0.25000 0.25000 0.25000</text:p>

<text:p text:style-name="ttBlue"><text:s text:c="2"/>2<text:s text:c="2"/>0.26111 0.26111 0.26111 0.26111 0.26111 0.26111 0.26111</text:p>

<text:p text:style-name="ttBlue"><text:s text:c="2"/>3<text:s text:c="2"/>0.27222 0.27222 0.27222 0.27222 0.27222 0.27222 0.27222</text:p>

<text:p text:style-name="ttBlue"><text:s text:c="2"/>4<text:s text:c="2"/>0.28333 0.28333 0.28333 0.28333 0.28333 0.28333 0.28333</text:p>

<text:p text:style-name="ttBlue"><text:s text:c="2"/>5<text:s text:c="2"/>0.29444 0.29444 0.29444 0.29444 0.29444 0.29444 0.29444</text:p>

<text:p text:style-name="ttBlue"><text:s text:c="2"/>6<text:s text:c="2"/>0.30556 0.30556 0.30556 0.30556 0.30556 0.30556 0.30556</text:p>

<text:p text:style-name="ttBlue"><text:s text:c="2"/>7<text:s text:c="2"/>0.31667 0.31667 0.31667 0.31667 0.31667 0.31667 0.31667</text:p>

<text:p text:style-name="ttBlue"><text:s text:c="2"/>8<text:s text:c="2"/>0.32778 0.32778 0.32778 0.32778 0.32778 0.32778 0.32778</text:p>

<text:p text:style-name="ttBlue"><text:s text:c="2"/>9<text:s text:c="2"/>0.33889 0.33889 0.33889 0.33889 0.33889 0.33889 0.33889</text:p>

<text:p text:style-name="ttBlue"><text:s text:c="2"/>10 0.35000 0.35000 0.35000 0.35000 0.35000 0.35000 0.35000</text:p>

<text:p text:style-name="ttBlue"/>

<text:p text:style-name="ttBlue">units:<text:s text:c="2"/>NA </text:p>
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text-properties fo:color="#000000" fo:font-size="12pt" fo:font-weight="bold" style:font-name="Arial"/>
      <style:paragraph-properties fo:text-align="center"/>
    </style:style>
    <style:style style:name="ArialNormal" style:family="paragraph">
      <style:text-properties fo:color="#000000" fo:font-size="12pt" style:font-name="Arial"/>
      <style:paragraph-properties fo:text-align="left"/>
    </style:style>
    <style:style style:name="ArialCentered" style:family="paragraph">
      <style:text-properties fo:color="#000000" fo:font-size="12pt" style:font-name="Arial"/>
      <style:paragraph-properties fo:text-align="center"/>
    </style:style>
    <style:style style:name="ArialHighlight" style:family="paragraph">
      <style:text-properties fo:color="#ff0000" fo:font-size="12pt" fo:font-weight="bold" style:font-name="Arial"/>
      <style:paragraph-properties fo:text-align="center"/>
    </style:style>
    <style:style style:name="ttBlue" style:family="paragraph">
      <style:text-properties fo:color="#000080" fo:font-size="10pt" style:font-name="Courier New"/>
      <style:paragraph-properties fo:text-align="left"/>
    </style:style>
    <style:style style:name="ttRed" style:family="paragraph">
      <style:text-properties fo:color="#800000" fo:font-size="10pt" style:font-name="Courier New"/>
      <style:paragraph-properties fo:text-align="left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nesto Jardim</meta:initial-creator>
    <meta:creation-date>2010-11-09T14:26:27</meta:creation-date>
    <dc:date>2010-11-09T14:36:16</dc:date>
    <dc:creator>Ernesto Jardim</dc:creator>
    <meta:editing-duration>PT00H09M49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3" meta:paragraph-count="101" meta:word-count="477" meta:character-count="3160"/>
  </office:meta>
</office:document-meta>
</file>